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nQuanYi Micro Hei" fo:font-size="12pt" style:font-name-asian="WenQuanYi Micro Hei" style:font-size-asian="12pt" style:font-size-complex="12pt"/>
    </style:style>
    <style:style style:name="P2" style:family="paragraph" style:parent-style-name="Standard">
      <style:text-properties style:font-name="WenQuanYi Micro Hei" fo:font-size="12pt" officeooo:paragraph-rsid="0009667a" style:font-name-asian="WenQuanYi Micro Hei" style:font-size-asian="12pt" style:font-size-complex="12pt"/>
    </style:style>
    <style:style style:name="P3" style:family="paragraph" style:parent-style-name="Standard">
      <style:text-properties style:font-name="WenQuanYi Micro Hei" fo:font-size="12pt" officeooo:paragraph-rsid="000ee47f" style:font-name-asian="WenQuanYi Micro Hei" style:font-size-asian="12pt" style:font-size-complex="12pt"/>
    </style:style>
    <style:style style:name="P4" style:family="paragraph" style:parent-style-name="Standard">
      <style:text-properties style:font-name="WenQuanYi Micro Hei" fo:font-size="12pt" officeooo:paragraph-rsid="0011e275" style:font-name-asian="WenQuanYi Micro Hei" style:font-size-asian="12pt" style:font-size-complex="12pt"/>
    </style:style>
    <style:style style:name="P5" style:family="paragraph" style:parent-style-name="Standard">
      <style:text-properties style:font-name="WenQuanYi Micro Hei" fo:font-size="12pt" officeooo:paragraph-rsid="0012fa91" style:font-name-asian="WenQuanYi Micro Hei" style:font-size-asian="12pt" style:font-size-complex="12pt"/>
    </style:style>
    <style:style style:name="P6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style:font-size-asian="10pt" style:font-size-complex="10pt"/>
    </style:style>
    <style:style style:name="T1" style:family="text">
      <style:text-properties officeooo:rsid="00078af9"/>
    </style:style>
    <style:style style:name="T2" style:family="text">
      <style:text-properties officeooo:rsid="0009667a"/>
    </style:style>
    <style:style style:name="T3" style:family="text">
      <style:text-properties officeooo:rsid="000d341b"/>
    </style:style>
    <style:style style:name="T4" style:family="text">
      <style:text-properties officeooo:rsid="0011e275"/>
    </style:style>
    <style:style style:name="T5" style:family="text">
      <style:text-properties officeooo:rsid="0012fa91"/>
    </style:style>
    <style:style style:name="T6" style:family="text">
      <style:text-properties officeooo:rsid="0014c390"/>
    </style:style>
    <style:style style:name="T7" style:family="text">
      <style:text-properties officeooo:rsid="00160256"/>
    </style:style>
    <style:style style:name="T8" style:family="text">
      <style:text-properties officeooo:rsid="0017b9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在C语言中，main<text:span text:style-name="T1">()函数有三种形式。</text:span></text:p>
      <text:p text:style-name="P2"><text:span text:style-name="T2">1、无参数</text:span></text:p>
      <text:p text:style-name="P6">#include &lt;stdio.h&gt;</text:p>
      <text:p text:style-name="P6"></text:p>
      <text:p text:style-name="P6">int main(void)</text:p>
      <text:p text:style-name="P6">{</text:p>
      <text:p text:style-name="P6"><text:s text:c="3"/>printf("Hello World!\n");</text:p>
      <text:p text:style-name="P6"><text:s text:c="3"/>return 0;</text:p>
      <text:p text:style-name="P6">}</text:p>
      <text:p text:style-name="P3"><text:span text:style-name="T3">2、有两个参数</text:span></text:p>
      <text:p text:style-name="P3"><text:span text:style-name="T3">习惯上第一个参数是整型argc，保存了外部调用命令的参数个数，第二个参数是指针数组或二级指针argv，以字符串形式保存了与argc对应的参数，如下例子：</text:span></text:p>
      <text:p text:style-name="P6">#include &lt;stdio.h&gt;</text:p>
      <text:p text:style-name="P6"></text:p>
      <text:p text:style-name="P6">int main(int argc, char* argv[])</text:p>
      <text:p text:style-name="P6">{</text:p>
      <text:p text:style-name="P6"><text:s text:c="3"/>int i = 0;</text:p>
      <text:p text:style-name="P6"><text:s text:c="3"/>for (; i &lt; argc; i++) {</text:p>
      <text:p text:style-name="P6"><text:s text:c="7"/>printf("%s\n", argv[i]);</text:p>
      <text:p text:style-name="P6"><text:s text:c="3"/>}</text:p>
      <text:p text:style-name="P6"><text:s text:c="3"/>printf("Hello World!\n");</text:p>
      <text:p text:style-name="P6"><text:s text:c="3"/>return 0;</text:p>
      <text:p text:style-name="P6">}</text:p>
      <text:p text:style-name="P4"><text:span text:style-name="T4">3、有三个参数</text:span></text:p>
      <text:p text:style-name="P5"><text:span text:style-name="T4">在argc和argv的基础上多了一个环境变量参数，环境变量的形式是“ENV</text:span><text:span text:style-name="T5">=value</text:span><text:span text:style-name="T4">”，参数类型是</text:span><text:span text:style-name="T3">指针数组或二级指针，如下例子：</text:span></text:p>
      <text:p text:style-name="P6">int main(int argc, char* argv[], char* envp[])</text:p>
      <text:p text:style-name="P6">{</text:p>
      <text:p text:style-name="P6"><text:s text:c="4"/>int i = 0;</text:p>
      <text:p text:style-name="P6"><text:s text:c="4"/>for (; envp[i] != '\0'; i++) {</text:p>
      <text:p text:style-name="P6"><text:s text:c="8"/>printf("%s\n", envp[i]);</text:p>
      <text:p text:style-name="P6"><text:s text:c="4"/>}</text:p>
      <text:p text:style-name="P6"><text:s text:c="4"/>printf("Hello World!\n");</text:p>
      <text:p text:style-name="P6"><text:s text:c="4"/>return 0;</text:p>
      <text:p text:style-name="P6">}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4-16T08:43:09</meta:creation-date>
    <meta:generator>LibreOffice/4.0.2.2$Linux_X86_64 LibreOffice_project/400m0$Build-2</meta:generator>
    <dc:date>2015-04-16T09:06:25</dc:date>
    <dc:creator>hanjunjie </dc:creator>
    <meta:editing-duration>PT22M19S</meta:editing-duration>
    <meta:editing-cycles>19</meta:editing-cycles>
    <meta:document-statistic meta:table-count="0" meta:image-count="0" meta:object-count="0" meta:page-count="1" meta:paragraph-count="33" meta:word-count="214" meta:character-count="619" meta:non-whitespace-character-count="500"/>
  </office:meta>
</office:document-meta>
</file>